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utation_rmse" table:style-name="ta1">
        <table:shapes>
          <draw:frame draw:z-index="0" draw:style-name="gr1" draw:text-style-name="P1" svg:width="15.999cm" svg:height="8.999cm" svg:x="33.184cm" svg:y="0.1cm">
            <draw:object draw:notify-on-update-of-ranges="imputation_rmse.A1:imputation_rmse.A1 imputation_rmse.A2:imputation_rmse.A7 imputation_rmse.B1:imputation_rmse.B1 imputation_rmse.B2:imputation_rmse.B7 imputation_rmse.C1:imputation_rmse.C1 imputation_rmse.C2:imputation_rmse.C7 imputation_rmse.D1:imputation_rmse.D1 imputation_rmse.D2:imputation_rmse.D7 imputation_rmse.E1:imputation_rmse.E1 imputation_rmse.E2:imputation_rmse.E7 imputation_rmse.F1:imputation_rmse.F1 imputation_rmse.F2:imputation_rmse.F7 imputation_rmse.G1:imputation_rmse.G1 imputation_rmse.G2:imputation_rmse.G7 imputation_rmse.H1:imputation_rmse.H1 imputation_rmse.H2:imputation_rmse.H7 imputation_rmse.I1:imputation_rmse.I1 imputation_rmse.I2:imputation_rmse.I7 imputation_rmse.J1:imputation_rmse.J1 imputation_rmse.J2:imputation_rmse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rue valu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knn_iter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knn (n=1)</text:p>
          </table:table-cell>
          <table:table-cell office:value-type="string" calcext:value-type="string">
            <text:p>knn (n=50)</text:p>
          </table:table-cell>
        </table:table-row>
        <table:table-row table:style-name="ro1">
          <table:table-cell office:value-type="string" calcext:value-type="string">
            <text:p>mirna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.838324771845972" calcext:value-type="float">
            <text:p>0.838324771845972</text:p>
          </table:table-cell>
          <table:table-cell office:value-type="float" office:value="0.852941396628222" calcext:value-type="float">
            <text:p>0.852941396628222</text:p>
          </table:table-cell>
          <table:table-cell office:value-type="float" office:value="0.838312314726703" calcext:value-type="float">
            <text:p>0.838312314726703</text:p>
          </table:table-cell>
          <table:table-cell office:value-type="float" office:value="0.815932211117566" calcext:value-type="float">
            <text:p>0.815932211117566</text:p>
          </table:table-cell>
          <table:table-cell office:value-type="float" office:value="0.848960187025454" calcext:value-type="float">
            <text:p>0.848960187025454</text:p>
          </table:table-cell>
          <table:table-cell office:value-type="float" office:value="1.21670997614104" calcext:value-type="float">
            <text:p>1.21670997614104</text:p>
          </table:table-cell>
          <table:table-cell office:value-type="float" office:value="0.827983119065063" calcext:value-type="float">
            <text:p>0.827983119065063</text:p>
          </table:table-cell>
        </table:table-row>
        <table:table-row table:style-name="ro1">
          <table:table-cell office:value-type="string" calcext:value-type="string">
            <text:p>meth</text:p>
          </table:table-cell>
          <table:table-cell office:value-type="float" office:value="0" calcext:value-type="float">
            <text:p>0</text:p>
          </table:table-cell>
          <table:table-cell office:value-type="float" office:value="1.099" calcext:value-type="float">
            <text:p>1.099</text:p>
          </table:table-cell>
          <table:table-cell office:value-type="float" office:value="0.930088749840311" calcext:value-type="float">
            <text:p>0.930088749840311</text:p>
          </table:table-cell>
          <table:table-cell office:value-type="float" office:value="0.945368416183823" calcext:value-type="float">
            <text:p>0.945368416183823</text:p>
          </table:table-cell>
          <table:table-cell office:value-type="float" office:value="0.92934875574346" calcext:value-type="float">
            <text:p>0.92934875574346</text:p>
          </table:table-cell>
          <table:table-cell office:value-type="float" office:value="0.915918139501731" calcext:value-type="float">
            <text:p>0.915918139501731</text:p>
          </table:table-cell>
          <table:table-cell office:value-type="float" office:value="0.912647633933984" calcext:value-type="float">
            <text:p>0.912647633933984</text:p>
          </table:table-cell>
          <table:table-cell office:value-type="float" office:value="1.05498684257606" calcext:value-type="float">
            <text:p>1.05498684257606</text:p>
          </table:table-cell>
          <table:table-cell office:value-type="float" office:value="0.885587493805169" calcext:value-type="float">
            <text:p>0.885587493805169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" calcext:value-type="float">
            <text:p>0</text:p>
          </table:table-cell>
          <table:table-cell office:value-type="float" office:value="1.127" calcext:value-type="float">
            <text:p>1.127</text:p>
          </table:table-cell>
          <table:table-cell office:value-type="float" office:value="0.96918427238519" calcext:value-type="float">
            <text:p>0.96918427238519</text:p>
          </table:table-cell>
          <table:table-cell office:value-type="float" office:value="0.971674769105946" calcext:value-type="float">
            <text:p>0.971674769105946</text:p>
          </table:table-cell>
          <table:table-cell office:value-type="float" office:value="0.968412053296228" calcext:value-type="float">
            <text:p>0.968412053296228</text:p>
          </table:table-cell>
          <table:table-cell office:value-type="float" office:value="0.958855062336549" calcext:value-type="float">
            <text:p>0.958855062336549</text:p>
          </table:table-cell>
          <table:table-cell office:value-type="float" office:value="0.945112045528814" calcext:value-type="float">
            <text:p>0.945112045528814</text:p>
          </table:table-cell>
          <table:table-cell office:value-type="float" office:value="1.12641857016849" calcext:value-type="float">
            <text:p>1.12641857016849</text:p>
          </table:table-cell>
          <table:table-cell office:value-type="float" office:value="0.928148475513873" calcext:value-type="float">
            <text:p>0.928148475513873</text:p>
          </table:table-cell>
        </table:table-row>
        <table:table-row table:style-name="ro1">
          <table:table-cell office:value-type="string" calcext:value-type="string">
            <text:p>mirna+meth</text:p>
          </table:table-cell>
          <table:table-cell office:value-type="float" office:value="0" calcext:value-type="float">
            <text:p>0</text:p>
          </table:table-cell>
          <table:table-cell office:value-type="float" office:value="1.088" calcext:value-type="float">
            <text:p>1.088</text:p>
          </table:table-cell>
          <table:table-cell office:value-type="float" office:value="0.912078285988825" calcext:value-type="float">
            <text:p>0.912078285988825</text:p>
          </table:table-cell>
          <table:table-cell office:value-type="float" office:value="0.927220833545873" calcext:value-type="float">
            <text:p>0.927220833545873</text:p>
          </table:table-cell>
          <table:table-cell office:value-type="float" office:value="0.911528317510958" calcext:value-type="float">
            <text:p>0.911528317510958</text:p>
          </table:table-cell>
          <table:table-cell office:value-type="float" office:value="0.899222022246048" calcext:value-type="float">
            <text:p>0.899222022246048</text:p>
          </table:table-cell>
          <table:table-cell office:value-type="float" office:value="0.898834202548789" calcext:value-type="float">
            <text:p>0.898834202548789</text:p>
          </table:table-cell>
          <table:table-cell office:value-type="float" office:value="1.05823982779328" calcext:value-type="float">
            <text:p>1.05823982779328</text:p>
          </table:table-cell>
          <table:table-cell office:value-type="float" office:value="0.874776174204171" calcext:value-type="float">
            <text:p>0.874776174204171</text:p>
          </table:table-cell>
        </table:table-row>
        <table:table-row table:style-name="ro1">
          <table:table-cell office:value-type="string" calcext:value-type="string">
            <text:p>meth+mrna</text:p>
          </table:table-cell>
          <table:table-cell office:value-type="float" office:value="0" calcext:value-type="float">
            <text:p>0</text:p>
          </table:table-cell>
          <table:table-cell office:value-type="float" office:value="1.114" calcext:value-type="float">
            <text:p>1.114</text:p>
          </table:table-cell>
          <table:table-cell office:value-type="float" office:value="0.949837679927029" calcext:value-type="float">
            <text:p>0.949837679927029</text:p>
          </table:table-cell>
          <table:table-cell office:value-type="float" office:value="0.958611834695098" calcext:value-type="float">
            <text:p>0.958611834695098</text:p>
          </table:table-cell>
          <table:table-cell office:value-type="float" office:value="0.949818803489407" calcext:value-type="float">
            <text:p>0.949818803489407</text:p>
          </table:table-cell>
          <table:table-cell office:value-type="float" office:value="0.967741199599085" calcext:value-type="float">
            <text:p>0.967741199599085</text:p>
          </table:table-cell>
          <table:table-cell office:value-type="float" office:value="0.961743719369564" calcext:value-type="float">
            <text:p>0.961743719369564</text:p>
          </table:table-cell>
          <table:table-cell office:value-type="float" office:value="1.151011972721" calcext:value-type="float">
            <text:p>1.151011972721</text:p>
          </table:table-cell>
          <table:table-cell office:value-type="float" office:value="0.913125118119274" calcext:value-type="float">
            <text:p>0.913125118119274</text:p>
          </table:table-cell>
        </table:table-row>
        <table:table-row table:style-name="ro1">
          <table:table-cell office:value-type="string" calcext:value-type="string">
            <text:p>mrna+mirna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0.943905956919243" calcext:value-type="float">
            <text:p>0.943905956919243</text:p>
          </table:table-cell>
          <table:table-cell office:value-type="float" office:value="0.948608526071758" calcext:value-type="float">
            <text:p>0.948608526071758</text:p>
          </table:table-cell>
          <table:table-cell office:value-type="float" office:value="0.94329338610768" calcext:value-type="float">
            <text:p>0.94329338610768</text:p>
          </table:table-cell>
          <table:table-cell office:value-type="float" office:value="0.940035150962506" calcext:value-type="float">
            <text:p>0.940035150962506</text:p>
          </table:table-cell>
          <table:table-cell office:value-type="float" office:value="0.930133833647986" calcext:value-type="float">
            <text:p>0.930133833647986</text:p>
          </table:table-cell>
          <table:table-cell office:value-type="float" office:value="1.15583825813127" calcext:value-type="float">
            <text:p>1.15583825813127</text:p>
          </table:table-cell>
          <table:table-cell office:value-type="float" office:value="0.91526462904584" calcext:value-type="float">
            <text:p>0.91526462904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9T00:05:34.808744692</dc:date>
    <dc:creator>Aditya Jeevannavar</dc:creator>
    <meta:editing-duration>PT30M32S</meta:editing-duration>
    <meta:editing-cycles>1</meta:editing-cycles>
    <meta:document-statistic meta:table-count="1" meta:cell-count="6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2.209cm" style:legend-expansion="high" chart:style-name="ch2"/>
        <chart:plot-area chart:style-name="ch3" table:cell-range-address="imputation_rmse.A1:imputation_rmse.J7" chart:data-source-has-labels="both" svg:x="0.32cm" svg:y="0.18cm" svg:width="12.488cm" svg:height="8.64cm">
          <chartooo:coordinate-region svg:x="1.047cm" svg:y="0.379cm" svg:width="11.761cm" svg:height="7.794cm"/>
          <chart:axis chart:dimension="x" chart:name="primary-x" chart:style-name="ch4" chartooo:axis-type="auto">
            <chartooo:date-scale/>
            <chart:categories table:cell-range-address="imputation_rmse.A2:imputation_rmse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putation_rmse.B2:imputation_rmse.B7" chart:label-cell-address="imputation_rmse.B1:imputation_rmse.B1" chart:class="chart:bar">
            <chart:data-point chart:repeated="6"/>
          </chart:series>
          <chart:series chart:style-name="ch8" chart:values-cell-range-address="imputation_rmse.C2:imputation_rmse.C7" chart:label-cell-address="imputation_rmse.C1:imputation_rmse.C1" chart:class="chart:bar">
            <chart:data-point chart:repeated="6"/>
          </chart:series>
          <chart:series chart:style-name="ch9" chart:values-cell-range-address="imputation_rmse.D2:imputation_rmse.D7" chart:label-cell-address="imputation_rmse.D1:imputation_rmse.D1" chart:class="chart:bar">
            <chart:data-point chart:repeated="6"/>
          </chart:series>
          <chart:series chart:style-name="ch10" chart:values-cell-range-address="imputation_rmse.E2:imputation_rmse.E7" chart:label-cell-address="imputation_rmse.E1:imputation_rmse.E1" chart:class="chart:bar">
            <chart:data-point chart:repeated="6"/>
          </chart:series>
          <chart:series chart:style-name="ch11" chart:values-cell-range-address="imputation_rmse.F2:imputation_rmse.F7" chart:label-cell-address="imputation_rmse.F1:imputation_rmse.F1" chart:class="chart:bar">
            <chart:data-point chart:repeated="6"/>
          </chart:series>
          <chart:series chart:style-name="ch12" chart:values-cell-range-address="imputation_rmse.G2:imputation_rmse.G7" chart:label-cell-address="imputation_rmse.G1:imputation_rmse.G1" chart:class="chart:bar">
            <chart:data-point chart:repeated="6"/>
          </chart:series>
          <chart:series chart:style-name="ch13" chart:values-cell-range-address="imputation_rmse.H2:imputation_rmse.H7" chart:label-cell-address="imputation_rmse.H1:imputation_rmse.H1" chart:class="chart:bar">
            <chart:data-point chart:repeated="6"/>
          </chart:series>
          <chart:series chart:style-name="ch14" chart:values-cell-range-address="imputation_rmse.I2:imputation_rmse.I7" chart:label-cell-address="imputation_rmse.I1:imputation_rmse.I1" chart:class="chart:bar">
            <chart:data-point chart:repeated="6"/>
          </chart:series>
          <chart:series chart:style-name="ch15" chart:values-cell-range-address="imputation_rmse.J2:imputation_rmse.J7" chart:label-cell-address="imputation_rmse.J1:imputation_rmse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alues</text:p>
                <draw:g>
                  <svg:desc>imputation_rmse.B1:imputation_rmse.B1</svg:desc>
                </draw:g>
              </table:table-cell>
              <table:table-cell office:value-type="string">
                <text:p>random</text:p>
                <draw:g>
                  <svg:desc>imputation_rmse.C1:imputation_rmse.C1</svg:desc>
                </draw:g>
              </table:table-cell>
              <table:table-cell office:value-type="string">
                <text:p>mean</text:p>
                <draw:g>
                  <svg:desc>imputation_rmse.D1:imputation_rmse.D1</svg:desc>
                </draw:g>
              </table:table-cell>
              <table:table-cell office:value-type="string">
                <text:p>median</text:p>
                <draw:g>
                  <svg:desc>imputation_rmse.E1:imputation_rmse.E1</svg:desc>
                </draw:g>
              </table:table-cell>
              <table:table-cell office:value-type="string">
                <text:p>elasticnet</text:p>
                <draw:g>
                  <svg:desc>imputation_rmse.F1:imputation_rmse.F1</svg:desc>
                </draw:g>
              </table:table-cell>
              <table:table-cell office:value-type="string">
                <text:p>knn_iter</text:p>
                <draw:g>
                  <svg:desc>imputation_rmse.G1:imputation_rmse.G1</svg:desc>
                </draw:g>
              </table:table-cell>
              <table:table-cell office:value-type="string">
                <text:p>random forest</text:p>
                <draw:g>
                  <svg:desc>imputation_rmse.H1:imputation_rmse.H1</svg:desc>
                </draw:g>
              </table:table-cell>
              <table:table-cell office:value-type="string">
                <text:p>knn (n=1)</text:p>
                <draw:g>
                  <svg:desc>imputation_rmse.I1:imputation_rmse.I1</svg:desc>
                </draw:g>
              </table:table-cell>
              <table:table-cell office:value-type="string">
                <text:p>knn (n=50)</text:p>
                <draw:g>
                  <svg:desc>imputation_rmse.J1:imputation_rms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rna</text:p>
                <draw:g>
                  <svg:desc>imputation_rmse.A2:imputation_rmse.A7</svg:desc>
                </draw:g>
              </table:table-cell>
              <table:table-cell office:value-type="float" office:value="0">
                <text:p>0</text:p>
                <draw:g>
                  <svg:desc>imputation_rmse.B2:imputation_rmse.B7</svg:desc>
                </draw:g>
              </table:table-cell>
              <table:table-cell office:value-type="float" office:value="1.044">
                <text:p>1.044</text:p>
                <draw:g>
                  <svg:desc>imputation_rmse.C2:imputation_rmse.C7</svg:desc>
                </draw:g>
              </table:table-cell>
              <table:table-cell office:value-type="float" office:value="0.838324771845972">
                <text:p>0.838324771845972</text:p>
                <draw:g>
                  <svg:desc>imputation_rmse.D2:imputation_rmse.D7</svg:desc>
                </draw:g>
              </table:table-cell>
              <table:table-cell office:value-type="float" office:value="0.852941396628222">
                <text:p>0.852941396628222</text:p>
                <draw:g>
                  <svg:desc>imputation_rmse.E2:imputation_rmse.E7</svg:desc>
                </draw:g>
              </table:table-cell>
              <table:table-cell office:value-type="float" office:value="0.838312314726703">
                <text:p>0.838312314726703</text:p>
                <draw:g>
                  <svg:desc>imputation_rmse.F2:imputation_rmse.F7</svg:desc>
                </draw:g>
              </table:table-cell>
              <table:table-cell office:value-type="float" office:value="0.815932211117566">
                <text:p>0.815932211117566</text:p>
                <draw:g>
                  <svg:desc>imputation_rmse.G2:imputation_rmse.G7</svg:desc>
                </draw:g>
              </table:table-cell>
              <table:table-cell office:value-type="float" office:value="0.848960187025454">
                <text:p>0.848960187025454</text:p>
                <draw:g>
                  <svg:desc>imputation_rmse.H2:imputation_rmse.H7</svg:desc>
                </draw:g>
              </table:table-cell>
              <table:table-cell office:value-type="float" office:value="1.21670997614104">
                <text:p>1.21670997614104</text:p>
                <draw:g>
                  <svg:desc>imputation_rmse.I2:imputation_rmse.I7</svg:desc>
                </draw:g>
              </table:table-cell>
              <table:table-cell office:value-type="float" office:value="0.827983119065063">
                <text:p>0.827983119065063</text:p>
                <draw:g>
                  <svg:desc>imputation_rmse.J2:imputation_rmse.J7</svg:desc>
                </draw:g>
              </table:table-cell>
            </table:table-row>
            <table:table-row>
              <table:table-cell office:value-type="string">
                <text:p>meth</text:p>
              </table:table-cell>
              <table:table-cell office:value-type="float" office:value="0">
                <text:p>0</text:p>
              </table:table-cell>
              <table:table-cell office:value-type="float" office:value="1.099">
                <text:p>1.099</text:p>
              </table:table-cell>
              <table:table-cell office:value-type="float" office:value="0.930088749840311">
                <text:p>0.930088749840311</text:p>
              </table:table-cell>
              <table:table-cell office:value-type="float" office:value="0.945368416183823">
                <text:p>0.945368416183823</text:p>
              </table:table-cell>
              <table:table-cell office:value-type="float" office:value="0.92934875574346">
                <text:p>0.92934875574346</text:p>
              </table:table-cell>
              <table:table-cell office:value-type="float" office:value="0.915918139501731">
                <text:p>0.915918139501731</text:p>
              </table:table-cell>
              <table:table-cell office:value-type="float" office:value="0.912647633933984">
                <text:p>0.912647633933984</text:p>
              </table:table-cell>
              <table:table-cell office:value-type="float" office:value="1.05498684257606">
                <text:p>1.05498684257606</text:p>
              </table:table-cell>
              <table:table-cell office:value-type="float" office:value="0.885587493805169">
                <text:p>0.885587493805169</text:p>
              </table:table-cell>
            </table:table-row>
            <table:table-row>
              <table:table-cell office:value-type="string">
                <text:p>mrna</text:p>
              </table:table-cell>
              <table:table-cell office:value-type="float" office:value="0">
                <text:p>0</text:p>
              </table:table-cell>
              <table:table-cell office:value-type="float" office:value="1.127">
                <text:p>1.127</text:p>
              </table:table-cell>
              <table:table-cell office:value-type="float" office:value="0.96918427238519">
                <text:p>0.96918427238519</text:p>
              </table:table-cell>
              <table:table-cell office:value-type="float" office:value="0.971674769105946">
                <text:p>0.971674769105946</text:p>
              </table:table-cell>
              <table:table-cell office:value-type="float" office:value="0.968412053296228">
                <text:p>0.968412053296228</text:p>
              </table:table-cell>
              <table:table-cell office:value-type="float" office:value="0.958855062336549">
                <text:p>0.958855062336549</text:p>
              </table:table-cell>
              <table:table-cell office:value-type="float" office:value="0.945112045528814">
                <text:p>0.945112045528814</text:p>
              </table:table-cell>
              <table:table-cell office:value-type="float" office:value="1.12641857016849">
                <text:p>1.12641857016849</text:p>
              </table:table-cell>
              <table:table-cell office:value-type="float" office:value="0.928148475513873">
                <text:p>0.928148475513873</text:p>
              </table:table-cell>
            </table:table-row>
            <table:table-row>
              <table:table-cell office:value-type="string">
                <text:p>mirna+meth</text:p>
              </table:table-cell>
              <table:table-cell office:value-type="float" office:value="0">
                <text:p>0</text:p>
              </table:table-cell>
              <table:table-cell office:value-type="float" office:value="1.088">
                <text:p>1.088</text:p>
              </table:table-cell>
              <table:table-cell office:value-type="float" office:value="0.912078285988825">
                <text:p>0.912078285988825</text:p>
              </table:table-cell>
              <table:table-cell office:value-type="float" office:value="0.927220833545873">
                <text:p>0.927220833545873</text:p>
              </table:table-cell>
              <table:table-cell office:value-type="float" office:value="0.911528317510958">
                <text:p>0.911528317510958</text:p>
              </table:table-cell>
              <table:table-cell office:value-type="float" office:value="0.899222022246048">
                <text:p>0.899222022246048</text:p>
              </table:table-cell>
              <table:table-cell office:value-type="float" office:value="0.898834202548789">
                <text:p>0.898834202548789</text:p>
              </table:table-cell>
              <table:table-cell office:value-type="float" office:value="1.05823982779328">
                <text:p>1.05823982779328</text:p>
              </table:table-cell>
              <table:table-cell office:value-type="float" office:value="0.874776174204171">
                <text:p>0.874776174204171</text:p>
              </table:table-cell>
            </table:table-row>
            <table:table-row>
              <table:table-cell office:value-type="string">
                <text:p>meth+mrna</text:p>
              </table:table-cell>
              <table:table-cell office:value-type="float" office:value="0">
                <text:p>0</text:p>
              </table:table-cell>
              <table:table-cell office:value-type="float" office:value="1.114">
                <text:p>1.114</text:p>
              </table:table-cell>
              <table:table-cell office:value-type="float" office:value="0.949837679927029">
                <text:p>0.949837679927029</text:p>
              </table:table-cell>
              <table:table-cell office:value-type="float" office:value="0.958611834695098">
                <text:p>0.958611834695098</text:p>
              </table:table-cell>
              <table:table-cell office:value-type="float" office:value="0.949818803489407">
                <text:p>0.949818803489407</text:p>
              </table:table-cell>
              <table:table-cell office:value-type="float" office:value="0.967741199599085">
                <text:p>0.967741199599085</text:p>
              </table:table-cell>
              <table:table-cell office:value-type="float" office:value="0.961743719369564">
                <text:p>0.961743719369564</text:p>
              </table:table-cell>
              <table:table-cell office:value-type="float" office:value="1.151011972721">
                <text:p>1.151011972721</text:p>
              </table:table-cell>
              <table:table-cell office:value-type="float" office:value="0.913125118119274">
                <text:p>0.913125118119274</text:p>
              </table:table-cell>
            </table:table-row>
            <table:table-row>
              <table:table-cell office:value-type="string">
                <text:p>mrna+mirna</text:p>
              </table:table-cell>
              <table:table-cell office:value-type="float" office:value="0">
                <text:p>0</text:p>
              </table:table-cell>
              <table:table-cell office:value-type="float" office:value="1.11">
                <text:p>1.11</text:p>
              </table:table-cell>
              <table:table-cell office:value-type="float" office:value="0.943905956919243">
                <text:p>0.943905956919243</text:p>
              </table:table-cell>
              <table:table-cell office:value-type="float" office:value="0.948608526071758">
                <text:p>0.948608526071758</text:p>
              </table:table-cell>
              <table:table-cell office:value-type="float" office:value="0.94329338610768">
                <text:p>0.94329338610768</text:p>
              </table:table-cell>
              <table:table-cell office:value-type="float" office:value="0.940035150962506">
                <text:p>0.940035150962506</text:p>
              </table:table-cell>
              <table:table-cell office:value-type="float" office:value="0.930133833647986">
                <text:p>0.930133833647986</text:p>
              </table:table-cell>
              <table:table-cell office:value-type="float" office:value="1.15583825813127">
                <text:p>1.15583825813127</text:p>
              </table:table-cell>
              <table:table-cell office:value-type="float" office:value="0.91526462904584">
                <text:p>0.91526462904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